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OpenCPN S52PLIB ShowAnchorCondition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ColorScheme</text:p>
          </table:table-cell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,3,4</text:p>
          </table:table-cell>
          <table:table-cell table:style-name="ce6" office:value-type="string" calcext:value-type="string">
            <text:p>DayBright,DayBlack,DayWhite,Dusk,Night</text:p>
          </table:table-cell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</meta:initial-creator>
    <meta:creation-date>2020-05-13T18:18:54.786306536</meta:creation-date>
    <dc:date>2024-02-09T10:35:13.407701162</dc:date>
    <meta:editing-duration>P12DT6H41M41S</meta:editing-duration>
    <meta:editing-cycles>41</meta:editing-cycles>
    <meta:generator>LibreOffice/7.3.7.2$Linux_X86_64 LibreOffice_project/30$Build-2</meta:generator>
    <meta:document-statistic meta:table-count="1" meta:cell-count="1262" meta:object-count="0"/>
  </office:meta>
</office:document-meta>
</file>